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fo:min-height="1.728cm" fo:min-width="3.018cm" fo:wrap-option="no-wrap"/>
    </style:style>
    <style:style style:name="gr2" style:family="graphic" style:parent-style-name="standard">
      <style:graphic-properties draw:fill="solid" draw:fill-color="#eeeeee" draw:textarea-horizontal-align="justify" draw:textarea-vertical-align="middle" draw:auto-grow-height="false" fo:min-height="3.674cm" fo:min-width="3.183cm"/>
    </style:style>
    <style:style style:name="gr3" style:family="graphic" style:parent-style-name="standard">
      <style:graphic-properties draw:fill="solid" draw:fill-color="#eeeeee" draw:textarea-horizontal-align="justify" draw:textarea-vertical-align="middle" draw:auto-grow-height="false" fo:min-height="2.798cm" fo:min-width="3.437cm"/>
    </style:style>
    <style:style style:name="gr4" style:family="graphic" style:parent-style-name="objectwithoutfill">
      <style:graphic-properties draw:marker-end="Arrow" draw:marker-end-width="0.3cm" draw:fill="none" draw:textarea-vertical-align="middle"/>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svg:stroke-color="#000000" draw:fill="none" draw:fill-color="#ffffff" fo:min-height="1.528cm"/>
    </style:style>
    <style:style style:name="gr7" style:family="graphic" style:parent-style-name="standard">
      <style:graphic-properties draw:stroke="none" svg:stroke-color="#000000" draw:fill="none" draw:fill-color="#ffffff" fo:min-height="2.671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5.384cm" svg:height="3.048cm" svg:x="3.998cm" svg:y="4.175cm">
          <text:p text:style-name="P1">Agen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xml:id="id3" draw:id="id3" draw:layer="layout" svg:width="3.683cm" svg:height="4.445cm" svg:x="4.81cm" svg:y="11.922cm">
          <text:p text:style-name="P1">Web</text:p>
          <text:p text:style-name="P1">Interface</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 draw:text-style-name="P1" xml:id="id1" draw:id="id1" draw:layer="layout" svg:width="3.937cm" svg:height="3.048cm" svg:x="16.24cm" svg:y="4.175cm">
          <text:p text:style-name="P1">Device</text:p>
          <draw:enhanced-geometry svg:viewBox="0 0 21600 21600" draw:type="rectangle" draw:enhanced-path="M 0 0 L 21600 0 21600 21600 0 21600 0 0 Z N"/>
        </draw:custom-shape>
        <draw:connector draw:style-name="gr4" draw:text-style-name="P1" draw:layer="layout" draw:type="lines" svg:x1="18.208cm" svg:y1="4.175cm" svg:x2="6.69cm" svg:y2="4.175cm" draw:start-shape="id1" draw:start-glue-point="0" draw:end-shape="id2" draw:end-glue-point="0" svg:d="M18208 4175v-501h-11518v501" svg:viewBox="0 0 11519 502">
          <text:p/>
        </draw:connector>
        <draw:connector draw:style-name="gr5" draw:text-style-name="P1" draw:layer="layout" draw:type="lines" svg:x1="9.382cm" svg:y1="5.699cm" svg:x2="16.24cm" svg:y2="5.699cm" draw:start-shape="id2" draw:start-glue-point="1" draw:end-shape="id1" draw:end-glue-point="3" svg:d="M9382 5699h502 5854 502" svg:viewBox="0 0 6859 1">
          <text:p text:style-name="P1"/>
        </draw:connector>
        <draw:frame draw:style-name="gr6" draw:layer="layout" svg:width="5.334cm" svg:height="1.778cm" svg:x="10.017cm" svg:y="5.699cm">
          <draw:text-box>
            <text:p>send(“Alert”, id)</text:p>
          </draw:text-box>
        </draw:frame>
        <draw:frame draw:style-name="gr6" draw:layer="layout" svg:width="6.096cm" svg:height="1.778cm" svg:x="9.89cm" svg:y="2.778cm">
          <draw:text-box>
            <text:p>send(“Lid”, isOpen)</text:p>
          </draw:text-box>
        </draw:frame>
        <draw:connector draw:style-name="gr4" draw:text-style-name="P1" draw:layer="layout" draw:type="lines" svg:x1="6.651cm" svg:y1="11.922cm" svg:x2="6.69cm" svg:y2="7.223cm" draw:start-shape="id3" draw:start-glue-point="4" draw:end-shape="id2" draw:end-glue-point="2" svg:d="M6651 11922v-502l39-3695v-502" svg:viewBox="0 0 40 4700">
          <text:p/>
        </draw:connector>
        <draw:frame draw:style-name="gr7" draw:layer="layout" svg:width="13.081cm" svg:height="3.063cm" svg:x="6.969cm" svg:y="7.985cm">
          <draw:text-box>
            <text:p>HTTP POST:</text:p>
            <text:p>http://agent.electricimp.com/ADDRESS/</text:p>
            <text:p><text:tab/>?action=update&amp;id=[Number]&amp;...</text:p>
            <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04T14:32:07.953017000</meta:creation-date>
    <dc:date>2015-12-04T14:42:19.531602000</dc:date>
    <meta:editing-duration>PT10M11S</meta:editing-duration>
    <meta:editing-cycles>2</meta:editing-cycles>
    <meta:generator>LibreOffice/4.3.2.2$MacOSX_X86_64 LibreOffice_project/edfb5295ba211bd31ad47d0bad0118690f76407d</meta:generator>
    <meta:document-statistic meta:object-count="9"/>
  </office:meta>
</office:document-meta>
</file>